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55cm" fo:min-width="4.8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1.73cm" fo:min-width="1.976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2" draw:id="id2">
          <draw:custom-shape draw:style-name="gr1" draw:text-style-name="P1" draw:layer="layout" svg:width="5.3cm" svg:height="8.8cm" svg:x="6.6cm" svg:y="1.5cm">
            <text:p text:style-name="P1">Thread Pool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2.8cm" svg:x="7.4cm" svg:y="3cm">
            <text:p text:style-name="P1">Thread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3.5cm" svg:height="2.8cm" svg:x="7.4cm" svg:y="6.7cm">
            <text:p text:style-name="P1">Thread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3" draw:text-style-name="P1" xml:id="id1" draw:id="id1" draw:layer="layout" svg:width="2.6cm" svg:height="1cm" draw:transform="rotate (1.5709708597201) translate (4.2cm 7.2cm)">
          <text:p text:style-name="P1">Task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cm" draw:transform="rotate (1.5709708597201) translate (2.8cm 7.2cm)">
          <text:p text:style-name="P1">Task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1cm" draw:transform="rotate (1.5709708597201) translate (1.4cm 7.2cm)">
          <text:p text:style-name="P1">Task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2cm" svg:y1="5.9cm" svg:x2="6.6cm" svg:y2="5.9cm" draw:start-shape="id1" draw:start-glue-point="2" draw:end-shape="id2" draw:end-glue-point="3" svg:d="M5200 5900h1400" svg:viewBox="0 0 1401 1">
          <text:p/>
        </draw:connector>
        <draw:custom-shape draw:style-name="gr5" draw:text-style-name="P1" xml:id="id3" draw:id="id3" draw:layer="layout" svg:width="3.6cm" svg:height="1cm" draw:transform="rotate (1.5709708597201) translate (13.4cm 7.7cm)">
          <text:p text:style-name="P1">Eseguito2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9cm" svg:y1="5.9cm" svg:x2="13.4cm" svg:y2="5.9cm" draw:start-shape="id2" draw:start-glue-point="1" draw:end-shape="id3" draw:end-glue-point="0" svg:d="M11900 5900h1500" svg:viewBox="0 0 1501 1">
          <text:p/>
        </draw:connector>
        <draw:custom-shape draw:style-name="gr5" draw:text-style-name="P1" draw:layer="layout" svg:width="3.6cm" svg:height="1cm" draw:transform="rotate (1.5709708597201) translate (14.8cm 7.7cm)">
          <text:p text:style-name="P1">Eseguito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06:52:17.982000000</meta:creation-date>
    <dc:date>2018-11-08T07:09:55.205000000</dc:date>
    <meta:editing-duration>PT7M1S</meta:editing-duration>
    <meta:editing-cycles>1</meta:editing-cycles>
    <meta:document-statistic meta:object-count="11"/>
    <meta:generator>LibreOffice/5.4.4.2$Windows_X86_64 LibreOffice_project/2524958677847fb3bb44820e40380acbe820f960</meta:generator>
  </office:meta>
</office:document-meta>
</file>